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" fo:font-size="7.5pt" fo:font-style="italic"/>
    </style:style>
    <style:style style:name="P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/>
    </style:style>
    <style:style style:name="P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7.5pt"/>
    </style:style>
    <style:style style:name="P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5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00000" style:font-name="DejaVu Sans Mono" fo:font-size="7.5pt"/>
    </style:style>
    <style:style style:name="P6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808080" style:font-name="DejaVu Sans Mono" fo:font-size="7.5pt" fo:font-style="italic"/>
    </style:style>
    <style:style style:name="T1" style:family="text">
      <style:text-properties fo:color="#000080"/>
    </style:style>
    <style:style style:name="T2" style:family="text">
      <style:text-properties fo:color="#000080" fo:font-weight="bold"/>
    </style:style>
    <style:style style:name="T3" style:family="text">
      <style:text-properties fo:color="#000080" style:font-name="DejaVu Sans Mono" fo:font-size="7.5pt" fo:font-weight="bold"/>
    </style:style>
    <style:style style:name="T4" style:family="text">
      <style:text-properties style:font-name="DejaVu Sans Mono" fo:font-size="7.5pt"/>
    </style:style>
    <style:style style:name="T5" style:family="text">
      <style:text-properties style:font-name="DejaVu Sans Mono" fo:font-size="7.5pt" fo:font-style="italic"/>
    </style:style>
    <style:style style:name="T6" style:family="text">
      <style:text-properties fo:color="#008000" style:font-name="DejaVu Sans Mono" fo:font-size="7.5pt" fo:font-weight="bold"/>
    </style:style>
    <style:style style:name="T7" style:family="text">
      <style:text-properties fo:color="#660e7a" style:font-name="DejaVu Sans Mono" fo:font-size="7.5pt"/>
    </style:style>
    <style:style style:name="T8" style:family="text">
      <style:text-properties fo:color="#660e7a" style:font-name="DejaVu Sans Mono" fo:font-size="7.5pt" fo:font-weight="bold"/>
    </style:style>
    <style:style style:name="T9" style:family="text">
      <style:text-properties fo:color="#660e7a" style:font-name="DejaVu Sans Mono" fo:font-size="7.5pt" fo:font-style="italic" fo:font-weight="bold"/>
    </style:style>
    <style:style style:name="T10" style:family="text">
      <style:text-properties fo:color="#808000"/>
    </style:style>
    <style:style style:name="T11" style:family="text">
      <style:text-properties fo:color="#808000" style:font-name="DejaVu Sans Mono" fo:font-size="7.5pt"/>
    </style:style>
    <style:style style:name="T12" style:family="text">
      <style:text-properties fo:color="#808080"/>
    </style:style>
    <style:style style:name="T13" style:family="text">
      <style:text-properties fo:color="#808080" style:font-name="DejaVu Sans Mono" fo:font-size="7.5pt" fo:font-style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/</text:p>
      <text:p text:style-name="P1">//public class DetailsAdapter extends RecyclerView.Adapter&lt;DetailsAdapter.ViewHolder&gt;</text:p>
      <text:p text:style-name="P1">//{</text:p>
      <text:p text:style-name="P1">// <text:s text:c="3"/>private Context context;</text:p>
      <text:p text:style-name="P1">// <text:s text:c="3"/>private List&lt;DetailModel&gt; detailModels;</text:p>
      <text:p text:style-name="P1">//</text:p>
      <text:p text:style-name="P1">// <text:s text:c="3"/>public DetailsAdapter(Context context, List&lt;DetailModel&gt; detailModels) {</text:p>
      <text:p text:style-name="P1">// <text:s text:c="7"/>this.context = context;</text:p>
      <text:p text:style-name="P1">// <text:s text:c="7"/>this.detailModels = detailModels;</text:p>
      <text:p text:style-name="P1">// <text:s text:c="3"/>}</text:p>
      <text:p text:style-name="P1">// <text:s text:c="3"/>@NonNull</text:p>
      <text:p text:style-name="P1">// <text:s text:c="3"/>@Override</text:p>
      <text:p text:style-name="P1">// <text:s text:c="3"/>public ViewHolder onCreateViewHolder(@NonNull ViewGroup viewGroup, int i) {</text:p>
      <text:p text:style-name="P1">// <text:s text:c="7"/>View v = LayoutInflater.from(context).inflate(R.layout.detail_item,viewGroup,false);</text:p>
      <text:p text:style-name="P1">// <text:s text:c="7"/>return new ViewHolder(v);</text:p>
      <text:p text:style-name="P1">// <text:s text:c="3"/>}</text:p>
      <text:p text:style-name="P1">//</text:p>
      <text:p text:style-name="P1">// <text:s text:c="3"/>@Override</text:p>
      <text:p text:style-name="P1">// <text:s text:c="3"/>public void onBindViewHolder(@NonNull final ViewHolder viewHolder, int i) {</text:p>
      <text:p text:style-name="P1">// <text:s text:c="11"/>final DetailModel detailModel = detailModels.get(i);</text:p>
      <text:p text:style-name="P1">// <text:s text:c="11"/>viewHolder.title.setText(detailModel.getTitle());</text:p>
      <text:p text:style-name="P1">// <text:s text:c="11"/>viewHolder.price.setText(detailModel.getPrice());</text:p>
      <text:p text:style-name="P1">// <text:s text:c="11"/>viewHolder.imid.setText(detailModel.getImid());</text:p>
      <text:p text:style-name="P1">// <text:s text:c="11"/>viewHolder.button.setOnClickListener(new View.OnClickListener() {</text:p>
      <text:p text:style-name="P1">// <text:s text:c="15"/>@Override</text:p>
      <text:p text:style-name="P1">// <text:s text:c="15"/>public void onClick(View v) {</text:p>
      <text:p text:style-name="P1">// <text:s text:c="19"/>int count = Integer.parseInt(String.valueOf(viewHolder.count.getText()));</text:p>
      <text:p text:style-name="P1">// <text:s text:c="19"/>count+=1;</text:p>
      <text:p text:style-name="P1">// <text:s text:c="19"/>addToCart(detailModel.getImid(), String.valueOf(count),UID);</text:p>
      <text:p text:style-name="P1">// <text:s text:c="19"/>viewHolder.count.setText(String.valueOf(count));</text:p>
      <text:p text:style-name="P1">//</text:p>
      <text:p text:style-name="P1">// <text:s text:c="19"/>viewHolder.button.setVisibility(View.GONE);</text:p>
      <text:p text:style-name="P1">// <text:s text:c="19"/>viewHolder.minus.setVisibility(View.VISIBLE);</text:p>
      <text:p text:style-name="P1">// <text:s text:c="19"/>viewHolder.count.setVisibility(View.VISIBLE);</text:p>
      <text:p text:style-name="P1">// <text:s text:c="19"/>viewHolder.plus.setVisibility(View.VISIBLE);</text:p>
      <text:p text:style-name="P1">//</text:p>
      <text:p text:style-name="P1">// <text:s text:c="15"/>}</text:p>
      <text:p text:style-name="P1">// <text:s text:c="11"/>});</text:p>
      <text:p text:style-name="P1">// <text:s text:c="11"/>viewHolder.plus.setOnClickListener(new View.OnClickListener() {</text:p>
      <text:p text:style-name="P1">// <text:s text:c="15"/>@Override</text:p>
      <text:p text:style-name="P1">// <text:s text:c="15"/>public void onClick(View v) {</text:p>
      <text:p text:style-name="P1">// <text:s text:c="19"/>int count = Integer.parseInt(String.valueOf(viewHolder.count.getText()));</text:p>
      <text:p text:style-name="P1">// <text:s text:c="19"/>count+=1;</text:p>
      <text:p text:style-name="P1">//</text:p>
      <text:p text:style-name="P1">// <text:s text:c="19"/>if(count&gt;1)</text:p>
      <text:p text:style-name="P1">// <text:s text:c="19"/>{</text:p>
      <text:p text:style-name="P1">// <text:s text:c="23"/>viewHolder.count.setText(String.valueOf(count));</text:p>
      <text:p text:style-name="P1">//</text:p>
      <text:p text:style-name="P1">// <text:s text:c="23"/>updateCart(detailModel.getImid(),UID, String.valueOf(count));</text:p>
      <text:p text:style-name="P1">//</text:p>
      <text:p text:style-name="P1">// <text:s text:c="19"/>}</text:p>
      <text:p text:style-name="P1">// <text:s text:c="15"/>}</text:p>
      <text:p text:style-name="P1">// <text:s text:c="11"/>});</text:p>
      <text:p text:style-name="P1">//</text:p>
      <text:p text:style-name="P1">// <text:s text:c="11"/>viewHolder.minus.setOnClickListener(new View.OnClickListener() {</text:p>
      <text:p text:style-name="P1">// <text:s text:c="15"/>@Override</text:p>
      <text:p text:style-name="P1">// <text:s text:c="15"/>public void onClick(View v) {</text:p>
      <text:p text:style-name="P1">// <text:s text:c="19"/>int count = Integer.parseInt(String.valueOf(viewHolder.count.getText()));</text:p>
      <text:p text:style-name="P1">// <text:s text:c="19"/>if(count&gt;0)</text:p>
      <text:p text:style-name="P1">// <text:s text:c="19"/>{</text:p>
      <text:p text:style-name="P1">// <text:s text:c="23"/>count-=1;</text:p>
      <text:p text:style-name="P1">// <text:s text:c="23"/>if(count==0)</text:p>
      <text:p text:style-name="P1">// <text:s text:c="23"/>{</text:p>
      <text:p text:style-name="P1">// <text:s text:c="27"/>deleteCart(detailModel.getImid(),UID, String.valueOf(count));</text:p>
      <text:p text:style-name="P1">// <text:s text:c="27"/>viewHolder.count.setText(String.valueOf(count));</text:p>
      <text:p text:style-name="P1">// <text:s text:c="27"/>viewHolder.button.setVisibility(View.VISIBLE);</text:p>
      <text:p text:style-name="P1">// <text:s text:c="27"/>viewHolder.minus.setVisibility(View.GONE);</text:p>
      <text:p text:style-name="P1">// <text:s text:c="27"/>viewHolder.count.setVisibility(View.GONE);</text:p>
      <text:p text:style-name="P1">// <text:s text:c="27"/>viewHolder.plus.setVisibility(View.GONE);</text:p>
      <text:p text:style-name="P1">// <text:s text:c="23"/>}</text:p>
      <text:p text:style-name="P1">// <text:s text:c="23"/>else</text:p>
      <text:p text:style-name="P1">// <text:s text:c="27"/>{</text:p>
      <text:p text:style-name="P1">// <text:s text:c="31"/>updateCart(detailModel.getImid(),UID, String.valueOf(count));</text:p>
      <text:p text:style-name="P1">// <text:s text:c="31"/>viewHolder.count.setText(String.valueOf(count));</text:p>
      <text:p text:style-name="P1">// <text:s text:c="27"/>}</text:p>
      <text:p text:style-name="P1">// <text:s text:c="19"/>}</text:p>
      <text:p text:style-name="P1">// <text:s text:c="15"/>}</text:p>
      <text:p text:style-name="P1"><text:soft-page-break/>// <text:s text:c="11"/>});</text:p>
      <text:p text:style-name="P1">// <text:s text:c="3"/>}</text:p>
      <text:p text:style-name="P1">//</text:p>
      <text:p text:style-name="P1">// <text:s text:c="3"/>@Override</text:p>
      <text:p text:style-name="P1">// <text:s text:c="3"/>public int getItemCount() {</text:p>
      <text:p text:style-name="P1">// <text:s text:c="7"/>return detailModels.size();</text:p>
      <text:p text:style-name="P1">// <text:s text:c="3"/>}</text:p>
      <text:p text:style-name="P1">//</text:p>
      <text:p text:style-name="P1">// <text:s text:c="3"/>public class ViewHolder extends RecyclerView.ViewHolder</text:p>
      <text:p text:style-name="P1">// <text:s text:c="3"/>{</text:p>
      <text:p text:style-name="P1">// <text:s text:c="7"/>TextView title, imid, disc , price, count;</text:p>
      <text:p text:style-name="P1">// <text:s text:c="7"/>ImageView minus, plus;</text:p>
      <text:p text:style-name="P1">// <text:s text:c="7"/>Button button;</text:p>
      <text:p text:style-name="P1">// <text:s text:c="7"/>public ViewHolder(@NonNull View itemView) {</text:p>
      <text:p text:style-name="P1">// <text:s text:c="11"/>super(itemView);</text:p>
      <text:p text:style-name="P1">// <text:s text:c="11"/>title = itemView.findViewById(R.id.smtitle);</text:p>
      <text:p text:style-name="P1">// <text:s text:c="11"/>imid = itemView.findViewById(R.id.imid);</text:p>
      <text:p text:style-name="P1">// <text:s text:c="11"/>disc = itemView.findViewById(R.id.disc);</text:p>
      <text:p text:style-name="P1">// <text:s text:c="11"/>price = itemView.findViewById(R.id.price);</text:p>
      <text:p text:style-name="P1">// <text:s text:c="11"/>button = itemView.findViewById(R.id.cartadd);</text:p>
      <text:p text:style-name="P1">// <text:s text:c="11"/>minus = (ImageView) itemView.findViewById(R.id.minus);</text:p>
      <text:p text:style-name="P1">// <text:s text:c="11"/>plus = (ImageView) itemView.findViewById(R.id.plus);</text:p>
      <text:p text:style-name="P1">// <text:s text:c="11"/>count = itemView.findViewById(R.id.count);</text:p>
      <text:p text:style-name="P1">// <text:s text:c="7"/>}</text:p>
      <text:p text:style-name="P1">// <text:s text:c="3"/>}</text:p>
      <text:p text:style-name="P6">//}</text:p>
      <text:p text:style-name="P3"><text:span text:style-name="T2">public void </text:span>deleteCart(String imid, String uid, String qty)</text:p>
      <text:p text:style-name="P3">{</text:p>
      <text:p text:style-name="P4"><text:s text:c="4"/><text:span text:style-name="T3">final </text:span><text:span text:style-name="T4">ProgressDialog progressDialog = </text:span><text:span text:style-name="T3">new </text:span><text:span text:style-name="T4">ProgressDialog(</text:span><text:span text:style-name="T3">this</text:span><text:span text:style-name="T4">);</text:span></text:p>
      <text:p text:style-name="P4"><text:s text:c="4"/><text:span text:style-name="T4">progressDialog.setMessage(</text:span><text:span text:style-name="T6">"Please wait..."</text:span><text:span text:style-name="T4">);</text:span></text:p>
      <text:p text:style-name="P4"><text:s text:c="4"/><text:span text:style-name="T4">progressDialog.show();</text:span></text:p>
      <text:p text:style-name="P4"><text:s text:c="4"/><text:span text:style-name="T8">mediator</text:span><text:span text:style-name="T4">.deleteCart(imid, uid, qty, </text:span><text:span text:style-name="T3">new </text:span><text:span text:style-name="T4">VolleyCallBack() {</text:span></text:p>
      <text:p text:style-name="P4"><text:s text:c="8"/><text:span text:style-name="T11">@Override</text:span></text:p>
      <text:p text:style-name="P4"><text:span text:style-name="T10"><text:s text:c="8"/></text:span><text:span text:style-name="T3">public void </text:span><text:span text:style-name="T4">onSuccess(String result) {</text:span></text:p>
      <text:p text:style-name="P4"><text:s text:c="12"/><text:span text:style-name="T3">try </text:span><text:span text:style-name="T4">{</text:span></text:p>
      <text:p text:style-name="P4"><text:s text:c="16"/><text:span text:style-name="T4">JSONObject jsonObject = </text:span><text:span text:style-name="T3">new </text:span><text:span text:style-name="T4">JSONObject(result);</text:span></text:p>
      <text:p text:style-name="P4"><text:s text:c="16"/><text:span text:style-name="T8">msg1 </text:span><text:span text:style-name="T4">= jsonObject.getString(</text:span><text:span text:style-name="T6">"msg"</text:span><text:span text:style-name="T4">);</text:span></text:p>
      <text:p text:style-name="P4"><text:s text:c="16"/><text:span text:style-name="T3">if</text:span><text:span text:style-name="T4">(</text:span><text:span text:style-name="T8">msg1</text:span><text:span text:style-name="T4">.equals(</text:span><text:span text:style-name="T6">"SUCCESS"</text:span><text:span text:style-name="T4">))</text:span></text:p>
      <text:p text:style-name="P4"><text:s text:c="16"/><text:span text:style-name="T4">{</text:span></text:p>
      <text:p text:style-name="P4"><text:s text:c="20"/><text:span text:style-name="T4">getCartCount();</text:span></text:p>
      <text:p text:style-name="P4"><text:s text:c="20"/><text:span text:style-name="T4">Toast.</text:span><text:span text:style-name="T5">makeText</text:span><text:span text:style-name="T4">(getApplicationContext(), </text:span><text:span text:style-name="T6">"Product Deleted!"</text:span><text:span text:style-name="T4">, Toast.</text:span><text:span text:style-name="T9">LENGTH_SHORT</text:span><text:span text:style-name="T4">).show();</text:span></text:p>
      <text:p text:style-name="P4"><text:s text:c="16"/><text:span text:style-name="T4">}</text:span></text:p>
      <text:p text:style-name="P4"><text:s text:c="16"/><text:span text:style-name="T3">else if</text:span><text:span text:style-name="T4">(</text:span><text:span text:style-name="T8">msg1</text:span><text:span text:style-name="T4">.equals(</text:span><text:span text:style-name="T6">"Error"</text:span><text:span text:style-name="T4">))</text:span></text:p>
      <text:p text:style-name="P4"><text:s text:c="16"/><text:span text:style-name="T4">{</text:span></text:p>
      <text:p text:style-name="P4"><text:s text:c="20"/><text:span text:style-name="T4">Toast.</text:span><text:span text:style-name="T5">makeText</text:span><text:span text:style-name="T4">(getApplicationContext(), </text:span><text:span text:style-name="T6">"Error"</text:span><text:span text:style-name="T4">, Toast.</text:span><text:span text:style-name="T9">LENGTH_SHORT</text:span><text:span text:style-name="T4">).show();</text:span></text:p>
      <text:p text:style-name="P4"><text:s text:c="16"/><text:span text:style-name="T4">}</text:span></text:p>
      <text:p text:style-name="P4"><text:s text:c="16"/><text:span text:style-name="T3">else</text:span></text:p>
      <text:p text:style-name="P4"><text:span text:style-name="T1"><text:s text:c="16"/></text:span><text:span text:style-name="T4">{</text:span></text:p>
      <text:p text:style-name="P4"><text:s text:c="20"/><text:span text:style-name="T4">Toast.</text:span><text:span text:style-name="T5">makeText</text:span><text:span text:style-name="T4">(getApplicationContext(), </text:span><text:span text:style-name="T6">""</text:span><text:span text:style-name="T4">+result, Toast.</text:span><text:span text:style-name="T9">LENGTH_SHORT</text:span><text:span text:style-name="T4">).show();</text:span></text:p>
      <text:p text:style-name="P4"><text:s text:c="16"/><text:span text:style-name="T4">}</text:span></text:p>
      <text:p text:style-name="P4"><text:s text:c="16"/><text:span text:style-name="T7">progressDialog</text:span><text:span text:style-name="T4">.dismiss();</text:span></text:p>
      <text:p text:style-name="P4"><text:s text:c="12"/><text:span text:style-name="T4">} </text:span><text:span text:style-name="T3">catch </text:span><text:span text:style-name="T4">(Exception e) {</text:span></text:p>
      <text:p text:style-name="P4"><text:s text:c="16"/><text:span text:style-name="T4">e.printStackTrace();</text:span></text:p>
      <text:p text:style-name="P4"><text:s text:c="16"/><text:span text:style-name="T7">progressDialog</text:span><text:span text:style-name="T4">.dismiss();</text:span></text:p>
      <text:p text:style-name="P4"><text:s text:c="12"/><text:span text:style-name="T4">}</text:span></text:p>
      <text:p text:style-name="P4"><text:s text:c="8"/><text:span text:style-name="T4">}</text:span></text:p>
      <text:p text:style-name="P4"><text:s text:c="4"/><text:span text:style-name="T4">});</text:span></text:p>
      <text:p text:style-name="P5">}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3"><text:span text:style-name="T2">public void </text:span>updateCart(String imid, String uid, String qty)</text:p>
      <text:p text:style-name="P3">{</text:p>
      <text:p text:style-name="P4"><text:s text:c="4"/><text:span text:style-name="T3">final </text:span><text:span text:style-name="T4">ProgressDialog progressDialog = </text:span><text:span text:style-name="T3">new </text:span><text:span text:style-name="T4">ProgressDialog(</text:span><text:span text:style-name="T3">this</text:span><text:span text:style-name="T4">);</text:span></text:p>
      <text:p text:style-name="P4"><text:s text:c="4"/><text:span text:style-name="T4">progressDialog.setMessage(</text:span><text:span text:style-name="T6">"Please wait..."</text:span><text:span text:style-name="T4">);</text:span></text:p>
      <text:p text:style-name="P4"><text:s text:c="4"/><text:span text:style-name="T4">progressDialog.show();</text:span></text:p>
      <text:p text:style-name="P4"><text:s text:c="4"/><text:span text:style-name="T8">mediator</text:span><text:span text:style-name="T4">.updateCart(imid, uid, qty, </text:span><text:span text:style-name="T3">new </text:span><text:span text:style-name="T4">VolleyCallBack() {</text:span></text:p>
      <text:p text:style-name="P4"><text:s text:c="8"/><text:span text:style-name="T11">@Override</text:span></text:p>
      <text:p text:style-name="P4"><text:span text:style-name="T10"><text:s text:c="8"/></text:span><text:span text:style-name="T3">public void </text:span><text:span text:style-name="T4">onSuccess(String result) {</text:span></text:p>
      <text:p text:style-name="P4"><text:s text:c="12"/><text:span text:style-name="T3">try </text:span><text:span text:style-name="T4">{</text:span></text:p>
      <text:p text:style-name="P4"><text:s text:c="16"/><text:span text:style-name="T4">JSONObject jsonObject = </text:span><text:span text:style-name="T3">new </text:span><text:span text:style-name="T4">JSONObject(result);</text:span></text:p>
      <text:p text:style-name="P4"><text:s text:c="16"/><text:span text:style-name="T8">msg1 </text:span><text:span text:style-name="T4">= jsonObject.getString(</text:span><text:span text:style-name="T6">"msg"</text:span><text:span text:style-name="T4">);</text:span></text:p>
      <text:p text:style-name="P4"><text:s text:c="16"/><text:span text:style-name="T3">if</text:span><text:span text:style-name="T4">(</text:span><text:span text:style-name="T8">msg1</text:span><text:span text:style-name="T4">.equals(</text:span><text:span text:style-name="T6">"SUCCESS"</text:span><text:span text:style-name="T4">))</text:span></text:p>
      <text:p text:style-name="P4"><text:s text:c="16"/><text:span text:style-name="T4">{</text:span></text:p>
      <text:p text:style-name="P4"><text:s text:c="20"/><text:span text:style-name="T13">//Add Alert Box</text:span></text:p>
      <text:p text:style-name="P2"><text:s text:c="20"/><text:span text:style-name="T5">// <text:s text:c="2"/>dashboard.getCartCount(context);</text:span></text:p>
      <text:p text:style-name="P4"><text:span text:style-name="T12"><text:s text:c="20"/></text:span><text:span text:style-name="T4">getCartCount();</text:span></text:p>
      <text:p text:style-name="P4"><text:s text:c="20"/><text:span text:style-name="T13">//textCartItemCount.setText(Integer.parseInt(textCartItemCount.getText().toString())+1);</text:span></text:p>
      <text:p text:style-name="P4"><text:span text:style-name="T12"><text:s text:c="20"/></text:span><text:span text:style-name="T4">Toast.</text:span><text:span text:style-name="T5">makeText</text:span><text:span text:style-name="T4">(getApplicationContext(), </text:span><text:span text:style-name="T6">"Product Updated!"</text:span><text:span text:style-name="T4">, Toast.</text:span><text:span text:style-name="T9">LENGTH_SHORT</text:span><text:span text:style-name="T4">).show();</text:span></text:p>
      <text:p text:style-name="P4"><text:s text:c="16"/><text:span text:style-name="T4">}</text:span></text:p>
      <text:p text:style-name="P4"><text:s text:c="16"/><text:span text:style-name="T3">else if</text:span><text:span text:style-name="T4">(</text:span><text:span text:style-name="T8">msg1</text:span><text:span text:style-name="T4">.equals(</text:span><text:span text:style-name="T6">"Error"</text:span><text:span text:style-name="T4">))</text:span></text:p>
      <text:p text:style-name="P4"><text:s text:c="16"/><text:span text:style-name="T4">{</text:span></text:p>
      <text:p text:style-name="P4"><text:s text:c="20"/><text:span text:style-name="T8">reason </text:span><text:span text:style-name="T4">= jsonObject.getString(</text:span><text:span text:style-name="T6">"reason"</text:span><text:span text:style-name="T4">);</text:span></text:p>
      <text:p text:style-name="P4"><text:s text:c="20"/><text:span text:style-name="T3">if</text:span><text:span text:style-name="T4">(</text:span><text:span text:style-name="T8">reason</text:span><text:span text:style-name="T4">.equals(</text:span><text:span text:style-name="T6">"outofstock"</text:span><text:span text:style-name="T4">))</text:span></text:p>
      <text:p text:style-name="P4"><text:s text:c="20"/><text:span text:style-name="T4">{</text:span></text:p>
      <text:p text:style-name="P4"><text:s text:c="24"/><text:span text:style-name="T4">android.support.v7.app.AlertDialog.Builder builder = </text:span><text:span text:style-name="T3">new </text:span><text:span text:style-name="T4">android.support.v7.app.AlertDialog.Builder(getApplicationContext());</text:span></text:p>
      <text:p text:style-name="P4"><text:s text:c="24"/><text:span text:style-name="T4">builder.setTitle(</text:span><text:span text:style-name="T6">"Alert!"</text:span><text:span text:style-name="T4">);</text:span></text:p>
      <text:p text:style-name="P4"><text:s text:c="24"/><text:span text:style-name="T4">builder.setIcon(R.drawable.</text:span><text:span text:style-name="T9">error</text:span><text:span text:style-name="T4">);</text:span></text:p>
      <text:p text:style-name="P4"><text:s text:c="24"/><text:span text:style-name="T4">builder.setMessage(</text:span><text:span text:style-name="T6">"Out of stock!"</text:span><text:span text:style-name="T4">);</text:span></text:p>
      <text:p text:style-name="P4"><text:s text:c="24"/><text:span text:style-name="T4">builder.setPositiveButton(</text:span><text:span text:style-name="T6">"OK"</text:span><text:span text:style-name="T4">, </text:span><text:span text:style-name="T3">new </text:span><text:span text:style-name="T4">DialogInterface.OnClickListener() {</text:span></text:p>
      <text:p text:style-name="P4"><text:s text:c="28"/><text:span text:style-name="T11">@Override</text:span></text:p>
      <text:p text:style-name="P4"><text:span text:style-name="T10"><text:s text:c="28"/></text:span><text:span text:style-name="T3">public void </text:span><text:span text:style-name="T4">onClick(DialogInterface dialog, </text:span><text:span text:style-name="T3">int </text:span><text:span text:style-name="T4">which) {</text:span></text:p>
      <text:p text:style-name="P4"><text:s text:c="32"/><text:span text:style-name="T4">dialog.cancel();</text:span></text:p>
      <text:p text:style-name="P4"><text:s text:c="28"/><text:span text:style-name="T4">}</text:span></text:p>
      <text:p text:style-name="P4"><text:s text:c="24"/><text:span text:style-name="T4">});</text:span></text:p>
      <text:p text:style-name="P4"><text:s text:c="24"/><text:span text:style-name="T4">builder.create();</text:span></text:p>
      <text:p text:style-name="P4"><text:s text:c="24"/><text:span text:style-name="T4">builder.show();</text:span></text:p>
      <text:p text:style-name="P4"><text:s text:c="20"/><text:span text:style-name="T4">}</text:span></text:p>
      <text:p text:style-name="P4"><text:s text:c="20"/><text:span text:style-name="T13">//Toast.makeText(context, ""+response, Toast.LENGTH_SHORT).show();</text:span></text:p>
      <text:p text:style-name="P4"><text:span text:style-name="T12"><text:s text:c="16"/></text:span><text:span text:style-name="T4">}</text:span></text:p>
      <text:p text:style-name="P4"><text:s text:c="16"/><text:span text:style-name="T3">else</text:span></text:p>
      <text:p text:style-name="P4"><text:span text:style-name="T1"><text:s text:c="16"/></text:span><text:span text:style-name="T4">{</text:span></text:p>
      <text:p text:style-name="P4"><text:s text:c="20"/><text:span text:style-name="T4">Toast.</text:span><text:span text:style-name="T5">makeText</text:span><text:span text:style-name="T4">(getApplicationContext(), </text:span><text:span text:style-name="T6">""</text:span><text:span text:style-name="T4">+result, Toast.</text:span><text:span text:style-name="T9">LENGTH_SHORT</text:span><text:span text:style-name="T4">).show();</text:span></text:p>
      <text:p text:style-name="P4"><text:s text:c="16"/><text:span text:style-name="T4">}</text:span></text:p>
      <text:p text:style-name="P4"><text:s text:c="16"/><text:span text:style-name="T7">progressDialog</text:span><text:span text:style-name="T4">.dismiss();</text:span></text:p>
      <text:p text:style-name="P4"><text:s text:c="12"/><text:span text:style-name="T4">}</text:span></text:p>
      <text:p text:style-name="P4"><text:s text:c="12"/><text:span text:style-name="T3">catch </text:span><text:span text:style-name="T4">(JSONException e)</text:span></text:p>
      <text:p text:style-name="P4"><text:s text:c="12"/><text:span text:style-name="T4">{</text:span></text:p>
      <text:p text:style-name="P4"><text:s text:c="12"/><text:span text:style-name="T4">}</text:span></text:p>
      <text:p text:style-name="P4"><text:s text:c="8"/><text:span text:style-name="T4">}</text:span></text:p>
      <text:p text:style-name="P4"><text:s text:c="4"/><text:span text:style-name="T4">});</text:span></text:p>
      <text:p text:style-name="P5">}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3"><text:span text:style-name="T2">public void </text:span>addToCart(String imid, String qty, String uid)</text:p>
      <text:p text:style-name="P3">{</text:p>
      <text:p text:style-name="P4"><text:s text:c="4"/><text:span text:style-name="T3">final </text:span><text:span text:style-name="T4">ProgressDialog progressDialog = </text:span><text:span text:style-name="T3">new </text:span><text:span text:style-name="T4">ProgressDialog(</text:span><text:span text:style-name="T3">this</text:span><text:span text:style-name="T4">);</text:span></text:p>
      <text:p text:style-name="P4"><text:s text:c="4"/><text:span text:style-name="T4">progressDialog.setMessage(</text:span><text:span text:style-name="T6">"Loading..."</text:span><text:span text:style-name="T4">);</text:span></text:p>
      <text:p text:style-name="P4"><text:s text:c="4"/><text:span text:style-name="T4">progressDialog.show();</text:span></text:p>
      <text:p text:style-name="P4"><text:s text:c="2"/><text:span text:style-name="T13">// <text:s/>Log.e("gone","inside");</text:span></text:p>
      <text:p text:style-name="P4"><text:span text:style-name="T12"><text:s text:c="4"/></text:span><text:span text:style-name="T8">mediator</text:span><text:span text:style-name="T4">.addToCart(imid, qty, uid, </text:span><text:span text:style-name="T3">new </text:span><text:span text:style-name="T4">VolleyCallBack() {</text:span></text:p>
      <text:p text:style-name="P4"><text:s text:c="8"/><text:span text:style-name="T11">@Override</text:span></text:p>
      <text:p text:style-name="P4"><text:span text:style-name="T10"><text:s text:c="8"/></text:span><text:span text:style-name="T3">public void </text:span><text:span text:style-name="T4">onSuccess(String result) {</text:span></text:p>
      <text:p text:style-name="P4"><text:s text:c="12"/><text:span text:style-name="T3">try </text:span><text:span text:style-name="T4">{</text:span></text:p>
      <text:p text:style-name="P4"><text:s text:c="16"/><text:span text:style-name="T4">JSONObject jsonObject = </text:span><text:span text:style-name="T3">new </text:span><text:span text:style-name="T4">JSONObject(result);</text:span></text:p>
      <text:p text:style-name="P4"><text:s text:c="16"/><text:span text:style-name="T8">msg1 </text:span><text:span text:style-name="T4">= jsonObject.getString(</text:span><text:span text:style-name="T6">"msg"</text:span><text:span text:style-name="T4">);</text:span></text:p>
      <text:p text:style-name="P4"><text:s text:c="16"/><text:span text:style-name="T4">Log.</text:span><text:span text:style-name="T5">e</text:span><text:span text:style-name="T4">(</text:span><text:span text:style-name="T6">"gone"</text:span><text:span text:style-name="T4">,jsonObject.toString());</text:span></text:p>
      <text:p text:style-name="P4"><text:s text:c="16"/><text:span text:style-name="T3">if</text:span><text:span text:style-name="T4">(</text:span><text:span text:style-name="T8">msg1</text:span><text:span text:style-name="T4">.equals(</text:span><text:span text:style-name="T6">"SUCCESS"</text:span><text:span text:style-name="T4">))</text:span></text:p>
      <text:p text:style-name="P4"><text:s text:c="16"/><text:span text:style-name="T4">{</text:span></text:p>
      <text:p text:style-name="P4"><text:s text:c="20"/><text:span text:style-name="T13">//Add Alert Box</text:span></text:p>
      <text:p text:style-name="P2"><text:s text:c="20"/><text:span text:style-name="T5">// <text:s text:c="2"/>dashboard.getCartCount(context);</text:span></text:p>
      <text:p text:style-name="P4"><text:span text:style-name="T12"><text:s text:c="20"/></text:span><text:span text:style-name="T4">getCartCount();</text:span></text:p>
      <text:p text:style-name="P4"><text:s text:c="20"/><text:span text:style-name="T13">//textCartItemCount.setText(Integer.parseInt(textCartItemCount.getText().toString())+1);</text:span></text:p>
      <text:p text:style-name="P4"><text:span text:style-name="T12"><text:s text:c="20"/></text:span><text:span text:style-name="T4">Toast.</text:span><text:span text:style-name="T5">makeText</text:span><text:span text:style-name="T4">(getApplicationContext(), </text:span><text:span text:style-name="T6">"Product Added!"</text:span><text:span text:style-name="T4">, Toast.</text:span><text:span text:style-name="T9">LENGTH_SHORT</text:span><text:span text:style-name="T4">).show();</text:span></text:p>
      <text:p text:style-name="P4"><text:s text:c="16"/><text:span text:style-name="T4">}</text:span></text:p>
      <text:p text:style-name="P4"><text:s text:c="16"/><text:span text:style-name="T3">else if</text:span><text:span text:style-name="T4">(</text:span><text:span text:style-name="T8">msg1</text:span><text:span text:style-name="T4">.equals(</text:span><text:span text:style-name="T6">"Error"</text:span><text:span text:style-name="T4">))</text:span></text:p>
      <text:p text:style-name="P4"><text:s text:c="16"/><text:span text:style-name="T4">{</text:span></text:p>
      <text:p text:style-name="P4"><text:s text:c="20"/><text:span text:style-name="T8">reason </text:span><text:span text:style-name="T4">= jsonObject.getString(</text:span><text:span text:style-name="T6">"reason"</text:span><text:span text:style-name="T4">);</text:span></text:p>
      <text:p text:style-name="P4"><text:s text:c="20"/><text:span text:style-name="T3">if</text:span><text:span text:style-name="T4">(</text:span><text:span text:style-name="T8">reason</text:span><text:span text:style-name="T4">.equals(</text:span><text:span text:style-name="T6">"exceed"</text:span><text:span text:style-name="T4">))</text:span></text:p>
      <text:p text:style-name="P4"><text:s text:c="20"/><text:span text:style-name="T4">{</text:span></text:p>
      <text:p text:style-name="P4"><text:s text:c="24"/><text:span text:style-name="T4">android.support.v7.app.AlertDialog.Builder builder = </text:span><text:span text:style-name="T3">new </text:span><text:span text:style-name="T4">android.support.v7.app.AlertDialog.Builder(getApplicationContext());</text:span></text:p>
      <text:p text:style-name="P4"><text:s text:c="24"/><text:span text:style-name="T4">builder.setTitle(</text:span><text:span text:style-name="T6">"Alert!"</text:span><text:span text:style-name="T4">);</text:span></text:p>
      <text:p text:style-name="P4"><text:s text:c="24"/><text:span text:style-name="T4">builder.setIcon(R.drawable.</text:span><text:span text:style-name="T9">error</text:span><text:span text:style-name="T4">);</text:span></text:p>
      <text:p text:style-name="P4"><text:s text:c="24"/><text:span text:style-name="T4">builder.setMessage(</text:span><text:span text:style-name="T6">"Quantity Exceeded!"</text:span><text:span text:style-name="T4">);</text:span></text:p>
      <text:p text:style-name="P4"><text:s text:c="24"/><text:span text:style-name="T4">builder.setPositiveButton(</text:span><text:span text:style-name="T6">"OK"</text:span><text:span text:style-name="T4">, </text:span><text:span text:style-name="T3">new </text:span><text:span text:style-name="T4">DialogInterface.OnClickListener() {</text:span></text:p>
      <text:p text:style-name="P4"><text:s text:c="28"/><text:span text:style-name="T11">@Override</text:span></text:p>
      <text:p text:style-name="P4"><text:span text:style-name="T10"><text:s text:c="28"/></text:span><text:span text:style-name="T3">public void </text:span><text:span text:style-name="T4">onClick(DialogInterface dialog, </text:span><text:span text:style-name="T3">int </text:span><text:span text:style-name="T4">which) {</text:span></text:p>
      <text:p text:style-name="P4"><text:s text:c="32"/><text:span text:style-name="T4">dialog.cancel();</text:span></text:p>
      <text:p text:style-name="P4"><text:s text:c="28"/><text:span text:style-name="T4">}</text:span></text:p>
      <text:p text:style-name="P4"><text:s text:c="24"/><text:span text:style-name="T4">});</text:span></text:p>
      <text:p text:style-name="P4"><text:s text:c="24"/><text:span text:style-name="T4">builder.create();</text:span></text:p>
      <text:p text:style-name="P4"><text:s text:c="24"/><text:span text:style-name="T4">builder.show();</text:span></text:p>
      <text:p text:style-name="P4"><text:s text:c="20"/><text:span text:style-name="T4">}</text:span></text:p>
      <text:p text:style-name="P4"><text:s text:c="20"/><text:span text:style-name="T3">else if</text:span><text:span text:style-name="T4">(result.equals(</text:span><text:span text:style-name="T6">"outofstock"</text:span><text:span text:style-name="T4">))</text:span></text:p>
      <text:p text:style-name="P4"><text:s text:c="20"/><text:span text:style-name="T4">{</text:span></text:p>
      <text:p text:style-name="P4"><text:s text:c="24"/><text:span text:style-name="T4">android.support.v7.app.AlertDialog.Builder builder = </text:span><text:span text:style-name="T3">new </text:span><text:span text:style-name="T4">android.support.v7.app.AlertDialog.Builder(getApplicationContext());</text:span></text:p>
      <text:p text:style-name="P4"><text:s text:c="24"/><text:span text:style-name="T4">builder.setTitle(</text:span><text:span text:style-name="T6">"Alert!"</text:span><text:span text:style-name="T4">);</text:span></text:p>
      <text:p text:style-name="P4"><text:s text:c="24"/><text:span text:style-name="T4">builder.setIcon(R.drawable.</text:span><text:span text:style-name="T9">error</text:span><text:span text:style-name="T4">);</text:span></text:p>
      <text:p text:style-name="P4"><text:s text:c="24"/><text:span text:style-name="T4">builder.setMessage(</text:span><text:span text:style-name="T6">"Out of stock!"</text:span><text:span text:style-name="T4">);</text:span></text:p>
      <text:p text:style-name="P4"><text:s text:c="24"/><text:span text:style-name="T4">builder.setPositiveButton(</text:span><text:span text:style-name="T6">"OK"</text:span><text:span text:style-name="T4">, </text:span><text:span text:style-name="T3">new </text:span><text:span text:style-name="T4">DialogInterface.OnClickListener() {</text:span></text:p>
      <text:p text:style-name="P4"><text:s text:c="28"/><text:span text:style-name="T11">@Override</text:span></text:p>
      <text:p text:style-name="P4"><text:span text:style-name="T10"><text:s text:c="28"/></text:span><text:span text:style-name="T3">public void </text:span><text:span text:style-name="T4">onClick(DialogInterface dialog, </text:span><text:span text:style-name="T3">int </text:span><text:span text:style-name="T4">which) {</text:span></text:p>
      <text:p text:style-name="P4"><text:s text:c="32"/><text:span text:style-name="T4">dialog.cancel();</text:span></text:p>
      <text:p text:style-name="P4"><text:s text:c="28"/><text:span text:style-name="T4">}</text:span></text:p>
      <text:p text:style-name="P4"><text:s text:c="24"/><text:span text:style-name="T4">});</text:span></text:p>
      <text:p text:style-name="P4"><text:s text:c="24"/><text:span text:style-name="T4">builder.create();</text:span></text:p>
      <text:p text:style-name="P4"><text:s text:c="24"/><text:span text:style-name="T4">builder.show();</text:span></text:p>
      <text:p text:style-name="P4"><text:s text:c="20"/><text:span text:style-name="T4">}</text:span></text:p>
      <text:p text:style-name="P4"><text:soft-page-break/><text:s text:c="20"/><text:span text:style-name="T13">//Toast.makeText(context, ""+response, Toast.LENGTH_SHORT).show();</text:span></text:p>
      <text:p text:style-name="P4"><text:span text:style-name="T12"><text:s text:c="16"/></text:span><text:span text:style-name="T4">}</text:span></text:p>
      <text:p text:style-name="P4"><text:s text:c="16"/><text:span text:style-name="T3">else</text:span></text:p>
      <text:p text:style-name="P4"><text:span text:style-name="T1"><text:s text:c="16"/></text:span><text:span text:style-name="T4">{</text:span></text:p>
      <text:p text:style-name="P4"><text:s text:c="20"/><text:span text:style-name="T4">Toast.</text:span><text:span text:style-name="T5">makeText</text:span><text:span text:style-name="T4">(Dashboard.</text:span><text:span text:style-name="T3">this</text:span><text:span text:style-name="T4">, </text:span><text:span text:style-name="T6">""</text:span><text:span text:style-name="T4">+result, Toast.</text:span><text:span text:style-name="T9">LENGTH_SHORT</text:span><text:span text:style-name="T4">).show();</text:span></text:p>
      <text:p text:style-name="P4"><text:s text:c="16"/><text:span text:style-name="T4">}</text:span></text:p>
      <text:p text:style-name="P4"><text:s text:c="16"/><text:span text:style-name="T7">progressDialog</text:span><text:span text:style-name="T4">.dismiss();</text:span></text:p>
      <text:p text:style-name="P4"><text:s text:c="12"/><text:span text:style-name="T4">}</text:span></text:p>
      <text:p text:style-name="P4"><text:s text:c="13"/><text:span text:style-name="T3">catch </text:span><text:span text:style-name="T4">(JSONException e) {</text:span></text:p>
      <text:p text:style-name="P4"><text:s text:c="16"/><text:span text:style-name="T4">e.printStackTrace();</text:span></text:p>
      <text:p text:style-name="P4"><text:s text:c="12"/><text:span text:style-name="T4">}</text:span></text:p>
      <text:p text:style-name="P4"><text:s text:c="8"/><text:span text:style-name="T4">}</text:span></text:p>
      <text:p text:style-name="P4"><text:s text:c="4"/><text:span text:style-name="T4">});</text:span></text:p>
      <text:p text:style-name="P5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1T14:25:34.043224834</meta:creation-date>
    <dc:date>2019-06-11T15:29:54.462611366</dc:date>
    <meta:editing-duration>PT54M10S</meta:editing-duration>
    <meta:editing-cycles>1</meta:editing-cycles>
    <meta:document-statistic meta:table-count="0" meta:image-count="0" meta:object-count="0" meta:page-count="5" meta:paragraph-count="254" meta:word-count="629" meta:character-count="10776" meta:non-whitespace-character-count="6746"/>
    <meta:generator>LibreOffice/6.0.7.3$Linux_X86_64 LibreOffice_project/00m0$Build-3</meta:generator>
  </office:meta>
</office:document-meta>
</file>